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color="#333333" draw:fill="none" draw:textarea-vertical-align="middle"/>
    </style:style>
    <style:style style:name="gr3" style:family="graphic" style:parent-style-name="objectwithoutfill">
      <style:graphic-properties svg:stroke-width="0.102cm" svg:stroke-color="#0066cc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aecf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7.3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6cm" fo:min-width="7.265cm"/>
    </style:style>
    <style:style style:name="gr7" style:family="graphic" style:parent-style-name="standard">
      <style:graphic-properties svg:stroke-color="#333333" draw:fill="solid" draw:fill-color="#ff66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848cm" svg:height="15.849cm" svg:x="2.545cm" svg:y="7.7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545cm" svg:y1="23.601cm" svg:x2="18.394cm" svg:y2="7.752cm">
          <text:p/>
        </draw:line>
        <draw:line draw:style-name="gr2" draw:text-style-name="P1" draw:layer="layout" svg:x1="2.545cm" svg:y1="15.503cm" svg:x2="18.394cm" svg:y2="15.503cm">
          <text:p/>
        </draw:line>
        <draw:line draw:style-name="gr2" draw:text-style-name="P1" draw:layer="layout" svg:x1="10.527cm" svg:y1="7.752cm" svg:x2="10.643cm" svg:y2="23.601cm">
          <text:p/>
        </draw:line>
        <draw:line draw:style-name="gr2" draw:text-style-name="P1" draw:layer="layout" svg:x1="10.643cm" svg:y1="23.601cm" svg:x2="18.394cm" svg:y2="15.503cm">
          <text:p/>
        </draw:line>
        <draw:line draw:style-name="gr2" draw:text-style-name="P1" draw:layer="layout" svg:x1="2.545cm" svg:y1="15.503cm" svg:x2="10.527cm" svg:y2="7.752cm">
          <text:p/>
        </draw:line>
        <draw:line draw:style-name="gr3" draw:text-style-name="P1" draw:layer="layout" svg:x1="2.545cm" svg:y1="23.601cm" svg:x2="18.394cm" svg:y2="23.601cm">
          <text:p/>
        </draw:line>
        <draw:line draw:style-name="gr4" draw:text-style-name="P1" draw:layer="layout" svg:x1="2.545cm" svg:y1="23.601cm" svg:x2="2.545cm" svg:y2="7.752cm">
          <text:p/>
        </draw:line>
        <draw:line draw:style-name="gr4" draw:text-style-name="P1" draw:layer="layout" svg:x1="2.545cm" svg:y1="7.752cm" svg:x2="18.394cm" svg:y2="7.752cm">
          <text:p/>
        </draw:line>
        <draw:line draw:style-name="gr4" draw:text-style-name="P1" draw:layer="layout" svg:x1="18.393cm" svg:y1="7.752cm" svg:x2="18.393cm" svg:y2="23.601cm">
          <text:p/>
        </draw:line>
        <draw:frame draw:style-name="gr5" draw:text-style-name="P2" draw:layer="layout" svg:width="8.63cm" svg:height="0.962cm" svg:x="6.689cm" svg:y="6.413cm">
          <draw:text-box>
            <text:p text:style-name="P1"><text:span text:style-name="T1">Neuman Boundary Condition</text:span></text:p>
          </draw:text-box>
        </draw:frame>
        <draw:frame draw:style-name="gr6" draw:text-style-name="P3" draw:layer="layout" svg:width="8.524cm" svg:height="0.962cm" svg:x="6.737cm" svg:y="24.295cm">
          <draw:text-box>
            <text:p><text:span text:style-name="T1">Dirichlet Boundary Condition</text:span></text:p>
          </draw:text-box>
        </draw:frame>
        <draw:custom-shape draw:style-name="gr7" draw:text-style-name="P2" draw:layer="layout" svg:width="0.347cm" svg:height="0.347cm" svg:x="18.162cm" svg:y="7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47cm" svg:height="0.347cm" svg:x="18.214cm" svg:y="15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47cm" svg:height="0.347cm" svg:x="10.315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47cm" svg:height="0.347cm" svg:x="2.416cm" svg:y="7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47cm" svg:height="0.347cm" svg:x="2.397cm" svg:y="15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47cm" svg:height="0.347cm" svg:x="10.411cm" svg:y="15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7:36:50.189601928</meta:creation-date>
    <dc:date>2015-03-30T07:58:51.485234858</dc:date>
    <meta:editing-duration>P0D</meta:editing-duration>
    <meta:editing-cycles>2</meta:editing-cycles>
    <meta:generator>LibreOffice/4.2.7.2$Linux_X86_64 LibreOffice_project/420m0$Build-2</meta:generator>
    <meta:document-statistic meta:object-count="18"/>
  </office:meta>
</office:document-meta>
</file>